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80 Lines Maximum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Key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~ = Contested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@ = Too Simple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Verification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table:number-columns-repeated="6"/>
          <table:table-cell table:style-name="ce7" office:value-type="string">
            <text:p>Unverified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table:number-columns-repeated="6"/>
          <table:table-cell table:style-name="ce8" office:value-type="string">
            <text:p>Verified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7" office:value-type="string">
            <text:p>Unverified</text:p>
          </table:table-cell>
          <table:table-cell table:style-name="ce1" office:value-type="string">
            <text:p>N/A</text:p>
          </table:table-cell>
          <table:table-cell/>
          <table:table-cell table:style-name="ce1" office:value-type="string">
            <text:p>Min/Max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office:value-type="string">
            <text:p>~6-12+/-</text:p>
          </table:table-cell>
          <table:table-cell office:value-type="string">
            <text:p>~2-3+/-</text:p>
          </table:table-cell>
          <table:table-cell office:value-type="string">
            <text:p>~99.658</text:p>
          </table:table-cell>
          <table:table-cell table:style-name="ce8" office:value-type="string">
            <text:p>Verified</text:p>
          </table:table-cell>
          <table:table-cell office:value-type="string">
            <text:p><text:a xlink:href="https://www.geogebra.org/geometry/ydfkxavz">https://www.geogebra.org/geometry/ydfkxavz</text:a></text:p>
          </table:table-cell>
          <table:table-cell/>
          <table:table-cell table:style-name="ce2" office:value-type="string">
            <text:p>95% Minimum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100% Maximu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Counting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Circles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Square Lines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office:value-type="string">
            <text:p>~4-8+/-</text:p>
          </table:table-cell>
          <table:table-cell office:value-type="string">
            <text:p>~3-6+/-</text:p>
          </table:table-cell>
          <table:table-cell office:value-type="string">
            <text:p>~95.538</text:p>
          </table:table-cell>
          <table:table-cell table:style-name="ce8" office:value-type="string">
            <text:p>Verified</text:p>
          </table:table-cell>
          <table:table-cell office:value-type="string">
            <text:p><text:a xlink:href="https://www.geogebra.org/geometry/yj7tctaw">https://www.geogebra.org/geometry/yj7tctaw</text:a>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5">05/11/2025</text:date>, <text:time>09:3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5T09:39:38.06</dc:date>
    <meta:editing-duration>PT2H24M32S</meta:editing-duration>
    <meta:editing-cycles>39</meta:editing-cycles>
    <meta:generator>OpenOffice/4.1.14$Win32 OpenOffice.org_project/4114m1$Build-9811</meta:generator>
    <meta:document-statistic meta:table-count="3" meta:cell-count="132" meta:object-count="0"/>
  </office:meta>
</office:document-meta>
</file>